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85000004DD4A23AA64A.svm"/>
  <manifest:file-entry manifest:media-type="" manifest:full-path="Pictures/200000070000288500004DD46BB0176B.svm"/>
  <manifest:file-entry manifest:media-type="" manifest:full-path="Pictures/200000070000281B00004D9FBA1DAAFB.svm"/>
  <manifest:file-entry manifest:media-type="" manifest:full-path="Pictures/20000007000028EF00004DD46F962B5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4.0839in" svg:height="7.8437in" draw:z-index="0"><draw:image xlink:href="Pictures/200000070000288500004DD46BB0176B.svm" xlink:type="simple" xlink:show="embed" xlink:actuate="onLoad"/></draw:frame></text:p>
      <text:p text:style-name="P1">Home Page</text:p>
      <text:p text:style-name="P2"><draw:frame draw:style-name="fr1" draw:name="graphics2" text:anchor-type="paragraph" svg:width="4.0634in" svg:height="7.8437in" draw:z-index="1"><draw:image xlink:href="Pictures/200000070000285000004DD4A23AA64A.svm" xlink:type="simple" xlink:show="embed" xlink:actuate="onLoad"/></draw:frame>Category Page (Coffee Shop)</text:p>
      <text:p text:style-name="P2"><draw:frame draw:style-name="fr1" draw:name="graphics3" text:anchor-type="paragraph" svg:width="4.0425in" svg:height="7.8228in" draw:z-index="2"><draw:image xlink:href="Pictures/200000070000281B00004D9FBA1DAAFB.svm" xlink:type="simple" xlink:show="embed" xlink:actuate="onLoad"/></draw:frame>sMap View Pages</text:p>
      <text:p text:style-name="P2"><draw:frame draw:style-name="fr1" draw:name="graphics4" text:anchor-type="paragraph" svg:width="4.1256in" svg:height="7.8437in" draw:z-index="3"><draw:image xlink:href="Pictures/20000007000028EF00004DD46F962B5B.svm" xlink:type="simple" xlink:show="embed" xlink:actuate="onLoad"/></draw:frame>Change Location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5T14:59:21.40</meta:creation-date>
    <dc:date>2011-05-25T15:46:50.07</dc:date>
    <meta:editing-duration>PT00H01M52S</meta:editing-duration>
    <meta:editing-cycles>2</meta:editing-cycles>
    <meta:generator>OpenOffice.org/3.2$Win32 OpenOffice.org_project/320m12$Build-9483</meta:generator>
    <meta:document-statistic meta:table-count="0" meta:image-count="4" meta:object-count="0" meta:page-count="4" meta:paragraph-count="4" meta:word-count="12" meta:character-count="71"/>
  </office:meta>
</office:document-meta>
</file>